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 Light" officeooo:rsid="00009f05" officeooo:paragraph-rsid="00009f05"/>
    </style:style>
    <style:style style:name="P2" style:family="paragraph" style:parent-style-name="Standard">
      <style:text-properties style:font-name="Bahnschrift Light" officeooo:rsid="00033a0c" officeooo:paragraph-rsid="00033a0c"/>
    </style:style>
    <style:style style:name="P3" style:family="paragraph" style:parent-style-name="Standard">
      <style:text-properties style:font-name="Bahnschrift Light" officeooo:rsid="00037785" officeooo:paragraph-rsid="00037785"/>
    </style:style>
    <style:style style:name="P4" style:family="paragraph" style:parent-style-name="Standard">
      <style:text-properties style:font-name="Bahnschrift Light" fo:font-weight="bold" officeooo:rsid="00033a0c" officeooo:paragraph-rsid="00033a0c" style:font-weight-asian="bold" style:font-weight-complex="bold"/>
    </style:style>
    <style:style style:name="P5" style:family="paragraph" style:parent-style-name="Standard">
      <style:text-properties style:font-name="Bahnschrift Light" fo:font-weight="bold" officeooo:rsid="00009f05" officeooo:paragraph-rsid="00009f05" style:font-weight-asian="bold" style:font-weight-complex="bold"/>
    </style:style>
    <style:style style:name="P6" style:family="paragraph" style:parent-style-name="Standard">
      <style:text-properties style:font-name="Bahnschrift Light" fo:font-weight="bold" officeooo:rsid="0009c298" officeooo:paragraph-rsid="0009c298" style:font-weight-asian="bold" style:font-weight-complex="bold"/>
    </style:style>
    <style:style style:name="P7" style:family="paragraph" style:parent-style-name="Standard">
      <style:text-properties style:font-name="Bahnschrift Light" fo:font-weight="bold" officeooo:rsid="000ad02d" officeooo:paragraph-rsid="000ad02d" style:font-weight-asian="bold" style:font-weight-complex="bold"/>
    </style:style>
    <style:style style:name="P8" style:family="paragraph" style:parent-style-name="Standard">
      <style:text-properties style:font-name="Bahnschrift Light" fo:font-weight="bold" officeooo:rsid="001a0c43" officeooo:paragraph-rsid="001a0c43" style:font-weight-asian="bold" style:font-weight-complex="bold"/>
    </style:style>
    <style:style style:name="P9" style:family="paragraph" style:parent-style-name="Standard">
      <style:text-properties style:font-name="Bahnschrift Light" fo:font-weight="bold" officeooo:rsid="001c024e" officeooo:paragraph-rsid="001c024e" style:font-weight-asian="bold" style:font-weight-complex="bold"/>
    </style:style>
    <style:style style:name="P10" style:family="paragraph" style:parent-style-name="Standard">
      <style:text-properties style:font-name="Bahnschrift Light" officeooo:rsid="00061b0d" officeooo:paragraph-rsid="00061b0d"/>
    </style:style>
    <style:style style:name="P11" style:family="paragraph" style:parent-style-name="Standard">
      <style:text-properties style:font-name="Bahnschrift Light" officeooo:rsid="00061b0d" officeooo:paragraph-rsid="000908b7"/>
    </style:style>
    <style:style style:name="P12" style:family="paragraph" style:parent-style-name="Standard">
      <style:text-properties style:font-name="Bahnschrift Light" officeooo:rsid="00072279" officeooo:paragraph-rsid="00072279"/>
    </style:style>
    <style:style style:name="P13" style:family="paragraph" style:parent-style-name="Standard">
      <style:text-properties style:font-name="Bahnschrift Light" officeooo:rsid="00088f64" officeooo:paragraph-rsid="001409c5"/>
    </style:style>
    <style:style style:name="P14" style:family="paragraph" style:parent-style-name="Standard">
      <style:text-properties style:font-name="Bahnschrift Light" officeooo:rsid="000908b7" officeooo:paragraph-rsid="00061b0d"/>
    </style:style>
    <style:style style:name="P15" style:family="paragraph" style:parent-style-name="Standard">
      <style:text-properties style:font-name="Bahnschrift Light" officeooo:rsid="000908b7" officeooo:paragraph-rsid="000908b7"/>
    </style:style>
    <style:style style:name="P16" style:family="paragraph" style:parent-style-name="Standard">
      <style:text-properties style:font-name="Bahnschrift Light" officeooo:rsid="000908b7" officeooo:paragraph-rsid="000ef3f4"/>
    </style:style>
    <style:style style:name="P17" style:family="paragraph" style:parent-style-name="Standard">
      <style:text-properties style:font-name="Bahnschrift Light" officeooo:rsid="0009c298" officeooo:paragraph-rsid="0009c298"/>
    </style:style>
    <style:style style:name="P18" style:family="paragraph" style:parent-style-name="Standard">
      <style:text-properties style:font-name="Bahnschrift Light" officeooo:rsid="000ad02d" officeooo:paragraph-rsid="000ad02d"/>
    </style:style>
    <style:style style:name="P19" style:family="paragraph" style:parent-style-name="Standard">
      <style:text-properties style:font-name="Bahnschrift Light" officeooo:rsid="001010f8" officeooo:paragraph-rsid="001010f8"/>
    </style:style>
    <style:style style:name="P20" style:family="paragraph" style:parent-style-name="Standard">
      <style:text-properties style:font-name="Bahnschrift Light" officeooo:rsid="001a0c43" officeooo:paragraph-rsid="001a0c43"/>
    </style:style>
    <style:style style:name="P21" style:family="paragraph" style:parent-style-name="Standard">
      <style:text-properties style:font-name="Bahnschrift Light" officeooo:rsid="001c024e" officeooo:paragraph-rsid="001c024e"/>
    </style:style>
    <style:style style:name="P22" style:family="paragraph" style:parent-style-name="Standard">
      <style:text-properties style:font-name="Bahnschrift Light" officeooo:rsid="001c024e" officeooo:paragraph-rsid="001dc0fe"/>
    </style:style>
    <style:style style:name="T1" style:family="text">
      <style:text-properties officeooo:rsid="00009f05"/>
    </style:style>
    <style:style style:name="T2" style:family="text">
      <style:text-properties officeooo:rsid="0000c321"/>
    </style:style>
    <style:style style:name="T3" style:family="text">
      <style:text-properties officeooo:rsid="00037785"/>
    </style:style>
    <style:style style:name="T4" style:family="text">
      <style:text-properties officeooo:rsid="000d192e"/>
    </style:style>
    <style:style style:name="T5" style:family="text">
      <style:text-properties officeooo:rsid="000ef3f4"/>
    </style:style>
    <style:style style:name="T6" style:family="text">
      <style:text-properties officeooo:rsid="001409c5"/>
    </style:style>
    <style:style style:name="T7" style:family="text">
      <style:text-properties officeooo:rsid="00165098"/>
    </style:style>
    <style:style style:name="T8" style:family="text">
      <style:text-properties officeooo:rsid="0017ef89"/>
    </style:style>
    <style:style style:name="T9" style:family="text">
      <style:text-properties officeooo:rsid="001c02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Group A </text:span>Milestone 1</text:p>
      <text:p text:style-name="P1"/>
      <text:p text:style-name="P1"/>
      <text:p text:style-name="P4">Game Idea</text:p>
      <text:p text:style-name="P2"/>
      <text:p text:style-name="P10">Voidfall, a dystopian science fiction RTS with base building, large numbers of units and tech upgrade elements.</text:p>
      <text:p text:style-name="P10"/>
      <text:p text:style-name="P19">There are initially two main factions in the game, both human.</text:p>
      <text:p text:style-name="P19"/>
      <text:p text:style-name="P19">The game will have animated 3D models of humans and <text:span text:style-name="T7">envisioned future </text:span>tech units, and also later <text:span text:style-name="T7">planned </text:span>various non-human units.</text:p>
      <text:p text:style-name="P14"/>
      <text:p text:style-name="P13">The game will be focused on a multiplayer game mode <text:span text:style-name="T8">as its core</text:span>.</text:p>
      <text:p text:style-name="P10"/>
      <text:p text:style-name="P19">Game Menu Structure</text:p>
      <text:p text:style-name="P19"/>
      <text:p text:style-name="P16">The game starts with <text:span text:style-name="T4">a menu scene, at which the player is presented with the </text:span><text:span text:style-name="T5">menu that includes the following menu items:</text:span></text:p>
      <text:p text:style-name="P16"/>
      <text:p text:style-name="P16"><text:span text:style-name="T5">Play – Contains the </text:span><text:span text:style-name="T6">necessary </text:span><text:span text:style-name="T5">game </text:span><text:span text:style-name="T6">creation, games list, available players list and </text:span><text:span text:style-name="T5">connection </text:span><text:span text:style-name="T6">interface</text:span><text:span text:style-name="T5">, </text:span><text:span text:style-name="T6">with “start game”/”ready” functionality</text:span><text:span text:style-name="T5">.</text:span></text:p>
      <text:p text:style-name="P16"><text:span text:style-name="T5">O</text:span><text:span text:style-name="T4">ptions – </text:span><text:span text:style-name="T5">Contains a sub-menu with Video, Audio and Game options.</text:span></text:p>
      <text:p text:style-name="P16"><text:span text:style-name="T5">Exit – Exits the game.</text:span></text:p>
      <text:p text:style-name="P15"/>
      <text:p text:style-name="P11"/>
      <text:p text:style-name="P2"/>
      <text:p text:style-name="P4">Development Environment</text:p>
      <text:p text:style-name="P2"/>
      <text:p text:style-name="P12">Visual Studio C++, <text:span text:style-name="T1">BGFX, </text:span><text:span text:style-name="T2">OpenAL, </text:span><text:span text:style-name="T3">GLFW, GLEW</text:span></text:p>
      <text:p text:style-name="P3"/>
      <text:p text:style-name="P6">Engine License</text:p>
      <text:p text:style-name="P17">MIT</text:p>
      <text:p text:style-name="P17"/>
      <text:p text:style-name="P7">Code Style</text:p>
      <text:p text:style-name="P18">Data-Oriented Programming</text:p>
      <text:p text:style-name="P18"/>
      <text:p text:style-name="P8">Github Repository</text:p>
      <text:p text:style-name="P20">https://github.com/Ticou93/Voidfall</text:p>
      <text:p text:style-name="P18"/>
      <text:p text:style-name="P9">Members</text:p>
      <text:p text:style-name="P21">John Elfberg Larsson</text:p>
      <text:p text:style-name="P22">Wilhelm Höijer</text:p>
      <text:p text:style-name="P21">Tim Coul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19T18:46:36.628000000</dc:date>
    <meta:editing-duration>PT53M14S</meta:editing-duration>
    <meta:editing-cycles>24</meta:editing-cycles>
    <meta:document-statistic meta:table-count="0" meta:image-count="0" meta:object-count="0" meta:page-count="1" meta:paragraph-count="23" meta:word-count="152" meta:character-count="987" meta:non-whitespace-character-count="855"/>
  </office:meta>
</office:document-meta>
</file>